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6.02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244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/>
          <table:table-cell table:style-name="ce1"/>
        </table:table-row>
        <table:table-row table:style-name="ro2">
          <table:table-cell table:number-columns-repeated="7"/>
          <table:table-cell table:style-name="ce1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4"/>
          <table:table-cell table:number-columns-repeated="5"/>
          <table:table-cell table:style-name="ce1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#clients</text:p>
          </table:table-cell>
          <table:table-cell table:style-name="ce4" office:value-type="string" calcext:value-type="string">
            <text:p>#kv pairs/request</text:p>
          </table:table-cell>
          <table:table-cell table:style-name="ce5" office:value-type="string" calcext:value-type="string">
            <text:p>size of data transmitted in B</text:p>
          </table:table-cell>
          <table:table-cell table:style-name="ce5" office:value-type="string" calcext:value-type="string">
            <text:p># requests of different kv pairs/client</text:p>
          </table:table-cell>
          <table:table-cell table:style-name="ce4" office:value-type="string" calcext:value-type="string">
            <text:p>ms outcome (min, max, avg, std, percentiles[0.75,0.90,0.95,0.99])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184418 142.278133 9.721383225924699 5.926358489237035 [11.403317 14.9246385 17.787754 26.381152999999998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528241 4359.886589000001 43.739303660446495 248.5517045666151 [22.052081 27.19186 32.205413 648.096512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7437899999999997 108.64910599999999 9.772417285904694 5.183982888321738 [11.1370075 14.354854499999998 16.732266499999998 26.075964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273674000000002 4814.798832 47.58548771309585 308.4922468247932 [21.9388195 26.954821000000003 31.02691 71.107780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8.484499 335.13311000000004 87.36081692769085 29.4969830671423 [100.34113400000001 125.2503565 141.996367 180.21761399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8.057723 5634.996666 416.25073459780054 758.0369361296199 [219.3165405 890.1516835000001 2333.1165775 3850.3106534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7.523722 359.05632 88.97912018593814 27.285070138479607 [100.87827999999999 123.35046899999999 139.261841 183.083399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104.21262900000002 5337.247846 408.1270628713754 726.7891393057117 [221.4867395 845.5822925 2287.4772685 3724.6612479999994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1.505413 288.22969700000004 120.9537240966667 37.08236045426627 [137.050266 168.46916600000003 190.40291299999998 260.19418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EC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4.37361 5063.672073000001 415.9931371629506 817.5213311246997 [146.5424205 1365.154419 2572.71319 3691.8906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920591 360.857975 15.226874377169526 16.761028466251837 [16.880164 26.1784 33.754839499999996 65.927547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4.435479 806.676565 88.14314707955486 58.61303886429148 [102.138112 141.37928849999997 177.44640199999998 298.4341935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7664440000000001 70.39789 7.976106340999994 4.390813921002209 [9.07682 11.724214 13.903723999999999 22.840052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.892903999999998 2589.749742 101.52379682649848 157.24543989935094 [101.2341315 148.068403 195.9007605 946.5750465000001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.138381 55.480985 13.259936546666665 6.806115976233488 [15.485971 21.979426999999998 26.02206 38.841238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MK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929294 3905.257696 160.94363544000007 557.2936693300198 [70.642263 109.683386 210.185767 3302.2355540000003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092902 242.63257199999998 8.151087661666676 7.05259508656054 [9.817903 12.96656 16.344502000000002 23.249481999999997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975021 163.154917 24.343743686666617 16.249184844236606 [32.16103 45.228646999999995 53.602047 73.639116]</text:p>
          </table:table-cell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S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9" calcext:value-type="float">
            <text:p>9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R GET (concurrent)</text:p>
          </table:table-cell>
          <table:table-cell office:value-type="string" calcext:value-type="string">
            <text:p>3 (different keys)</text:p>
          </table:table-cell>
          <table:table-cell office:value-type="float" office:value="3" calcext:value-type="float">
            <text:p>3</text:p>
          </table:table-cell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5" table:number-rows-repeated="1048549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09T23:14:15.751764642</dc:date>
    <meta:editing-duration>PT1H28M47S</meta:editing-duration>
    <meta:editing-cycles>10</meta:editing-cycles>
    <meta:generator>LibreOffice/6.1.5.2$Linux_X86_64 LibreOffice_project/10$Build-2</meta:generator>
    <meta:document-statistic meta:table-count="1" meta:cell-count="183" meta:object-count="0"/>
  </office:meta>
</office:document-meta>
</file>